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8000"/>
  </office:automatic-styles>
  <office:body>
    <office:spreadsheet>
      <table:table table:name="Foglio1" table:style-name="ta1" table:print="false"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Led 25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>
            <text:p>picco</text:p>
          </table:table-cell>
          <table:table-cell office:value-type="string">
            <text:p>xmax</text:p>
          </table:table-cell>
          <table:table-cell office:value-type="string">
            <text:p>ymax</text:p>
          </table:table-cell>
          <table:table-cell office:value-type="string">
            <text:p>xsx</text:p>
          </table:table-cell>
          <table:table-cell office:value-type="string">
            <text:p>ysx</text:p>
          </table:table-cell>
          <table:table-cell office:value-type="string">
            <text:p>xdx</text:p>
          </table:table-cell>
          <table:table-cell office:value-type="string">
            <text:p>ydx</text:p>
          </table:table-cell>
          <table:table-cell office:value-type="string">
            <text:p>FWHM</text:p>
          </table:table-cell>
          <table:table-cell office:value-type="string">
            <text:p>sigma</text:p>
          </table:table-cell>
          <table:table-cell office:value-type="string">
            <text:p>sigma corretto</text:p>
          </table:table-cell>
          <table:table-cell table:style-name="Default" office:value-type="string">
            <text:p>Integral</text:p>
          </table:table-cell>
          <table:table-cell office:value-type="string">
            <text:p>symax</text:p>
          </table:table-cell>
          <table:table-cell office:value-type="string">
            <text:p>ssigma</text:p>
          </table:table-cell>
          <table:table-cell table:style-name="Default" office:value-type="string">
            <text:p>sIntegral</text:p>
          </table:table-cell>
          <table:table-cell office:value-type="string">
            <text:p>ssigmco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42">
            <text:p>1,542</text:p>
          </table:table-cell>
          <table:table-cell office:value-type="float" office:value="6894">
            <text:p>6894</text:p>
          </table:table-cell>
          <table:table-cell office:value-type="float" office:value="-22.453">
            <text:p>-22,453</text:p>
          </table:table-cell>
          <table:table-cell office:value-type="float" office:value="3583">
            <text:p>3583</text:p>
          </table:table-cell>
          <table:table-cell office:value-type="float" office:value="25.543">
            <text:p>25,543</text:p>
          </table:table-cell>
          <table:table-cell office:value-type="float" office:value="3444">
            <text:p>3444</text:p>
          </table:table-cell>
          <table:table-cell table:formula="of:=[.F3]-[.D3]" office:value-type="float" office:value="47.996">
            <text:p>47,996</text:p>
          </table:table-cell>
          <table:table-cell table:formula="of:=[.H3]/2.355" office:value-type="float" office:value="20.3804670912951">
            <text:p>20,3804670913</text:p>
          </table:table-cell>
          <table:table-cell table:formula="of:=SQRT([.I3]^2-([.$I$3])^2)" office:value-type="float" office:value="0">
            <text:p>0</text:p>
          </table:table-cell>
          <table:table-cell table:formula="of:=[.C3]*[.I3]*SQRT(2*3.14)" office:value-type="float" office:value="352099.358758698">
            <text:p>352099</text:p>
          </table:table-cell>
          <table:table-cell table:formula="of:=SQRT([.C3])" office:value-type="float" office:value="83.0301150185883">
            <text:p>83,0301150186</text:p>
          </table:table-cell>
          <table:table-cell table:formula="of:=8/2.355" office:value-type="float" office:value="3.39702760084926">
            <text:p>3,3970276008</text:p>
          </table:table-cell>
          <table:table-cell table:formula="of:=[.K3]*SQRT(([.L3]/[.C3])^2+([.M3]/[.I3])^2)" office:value-type="float" office:value="58841.1248246659">
            <text:p>58841.1248246659</text:p>
          </table:table-cell>
          <table:table-cell table:formula="of:=[.M3]*1.414*[.I3]/[.J3]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9.557">
            <text:p>369,557</text:p>
          </table:table-cell>
          <table:table-cell office:value-type="float" office:value="11658">
            <text:p>11658</text:p>
          </table:table-cell>
          <table:table-cell office:value-type="float" office:value="341.556">
            <text:p>341,556</text:p>
          </table:table-cell>
          <table:table-cell office:value-type="float" office:value="6436">
            <text:p>6436</text:p>
          </table:table-cell>
          <table:table-cell office:value-type="float" office:value="397.558">
            <text:p>397,558</text:p>
          </table:table-cell>
          <table:table-cell office:value-type="float" office:value="6190">
            <text:p>6190</text:p>
          </table:table-cell>
          <table:table-cell table:formula="of:=[.F4]-[.D4]" office:value-type="float" office:value="56.002">
            <text:p>56,002</text:p>
          </table:table-cell>
          <table:table-cell table:formula="of:=[.H4]/2.355" office:value-type="float" office:value="23.780042462845">
            <text:p>23,7800424628</text:p>
          </table:table-cell>
          <table:table-cell table:formula="of:=SQRT([.I4]^2-([.$I$3])^2)" office:value-type="float" office:value="12.2526315816378">
            <text:p>12,2526315816</text:p>
          </table:table-cell>
          <table:table-cell table:formula="of:=[.C4]*[.I4]*SQRT(2*3.14)" office:value-type="float" office:value="694730.712726289">
            <text:p>694731</text:p>
          </table:table-cell>
          <table:table-cell table:formula="of:=SQRT([.C4])" office:value-type="float" office:value="107.972218649058">
            <text:p>107,9722186491</text:p>
          </table:table-cell>
          <table:table-cell table:formula="of:=8/2.355" office:value-type="float" office:value="3.39702760084926">
            <text:p>3,3970276008</text:p>
          </table:table-cell>
          <table:table-cell table:formula="of:=[.K4]*SQRT(([.L4]/[.C4])^2+([.M4]/[.I4])^2)" office:value-type="float" office:value="99452.0631313248">
            <text:p>99452.0631313248</text:p>
          </table:table-cell>
          <table:table-cell table:formula="of:=[.M4]*1.414*[.I4]/[.J4]" office:value-type="float" office:value="9.32248591016421">
            <text:p>9,32248591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3.572">
            <text:p>733,572</text:p>
          </table:table-cell>
          <table:table-cell office:value-type="float" office:value="11330">
            <text:p>11330</text:p>
          </table:table-cell>
          <table:table-cell office:value-type="float" office:value="701.571">
            <text:p>701,571</text:p>
          </table:table-cell>
          <table:table-cell office:value-type="float" office:value="5329">
            <text:p>5329</text:p>
          </table:table-cell>
          <table:table-cell office:value-type="float" office:value="769.574">
            <text:p>769,574</text:p>
          </table:table-cell>
          <table:table-cell office:value-type="float" office:value="5501">
            <text:p>5501</text:p>
          </table:table-cell>
          <table:table-cell table:formula="of:=[.F5]-[.D5]" office:value-type="float" office:value="68.0029999999999">
            <text:p>68,003</text:p>
          </table:table-cell>
          <table:table-cell table:formula="of:=[.H5]/2.355" office:value-type="float" office:value="28.876008492569">
            <text:p>28,8760084926</text:p>
          </table:table-cell>
          <table:table-cell table:formula="of:=SQRT([.I5]^2-([.$I$3])^2)" office:value-type="float" office:value="20.4563053263181">
            <text:p>20,4563053263</text:p>
          </table:table-cell>
          <table:table-cell table:formula="of:=[.C5]*[.I5]*SQRT(2*3.14)" office:value-type="float" office:value="819873.581656583">
            <text:p>819874</text:p>
          </table:table-cell>
          <table:table-cell table:formula="of:=SQRT([.C5])" office:value-type="float" office:value="106.442472725881">
            <text:p>106,4424727259</text:p>
          </table:table-cell>
          <table:table-cell table:formula="of:=8/2.355" office:value-type="float" office:value="3.39702760084926">
            <text:p>3,3970276008</text:p>
          </table:table-cell>
          <table:table-cell table:formula="of:=[.K5]*SQRT(([.L5]/[.C5])^2+([.M5]/[.I5])^2)" office:value-type="float" office:value="96758.5280941349">
            <text:p>96758.5280941349</text:p>
          </table:table-cell>
          <table:table-cell table:formula="of:=[.M5]*1.414*[.I5]/[.J5]" office:value-type="float" office:value="6.78044892025218">
            <text:p>6,78044892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1.588">
            <text:p>1101,588</text:p>
          </table:table-cell>
          <table:table-cell office:value-type="float" office:value="7768">
            <text:p>7768</text:p>
          </table:table-cell>
          <table:table-cell office:value-type="float" office:value="1065.586">
            <text:p>1065,586</text:p>
          </table:table-cell>
          <table:table-cell office:value-type="float" office:value="3885">
            <text:p>3885</text:p>
          </table:table-cell>
          <table:table-cell office:value-type="float" office:value="1137.589">
            <text:p>1137,589</text:p>
          </table:table-cell>
          <table:table-cell office:value-type="float" office:value="4064">
            <text:p>4064</text:p>
          </table:table-cell>
          <table:table-cell table:formula="of:=[.F6]-[.D6]" office:value-type="float" office:value="72.0029999999999">
            <text:p>72,003</text:p>
          </table:table-cell>
          <table:table-cell table:formula="of:=[.H6]/2.355" office:value-type="float" office:value="30.5745222929936">
            <text:p>30,574522293</text:p>
          </table:table-cell>
          <table:table-cell table:formula="of:=SQRT([.I6]^2-([.$I$3])^2)" office:value-type="float" office:value="22.7911819479684">
            <text:p>22,791181948</text:p>
          </table:table-cell>
          <table:table-cell table:formula="of:=[.C6]*[.I6]*SQRT(2*3.14)" office:value-type="float" office:value="595180.534335944">
            <text:p>595181</text:p>
          </table:table-cell>
          <table:table-cell table:formula="of:=SQRT([.C6])" office:value-type="float" office:value="88.1362581461228">
            <text:p>88,1362581461</text:p>
          </table:table-cell>
          <table:table-cell table:formula="of:=8/2.355" office:value-type="float" office:value="3.39702760084926">
            <text:p>3,3970276008</text:p>
          </table:table-cell>
          <table:table-cell table:formula="of:=[.K6]*SQRT(([.L6]/[.C6])^2+([.M6]/[.I6])^2)" office:value-type="float" office:value="66472.323131516">
            <text:p>66472.323131516</text:p>
          </table:table-cell>
          <table:table-cell table:formula="of:=[.M6]*1.414*[.I6]/[.J6]" office:value-type="float" office:value="6.44378908640027">
            <text:p>6,44378908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73.603">
            <text:p>1473,603</text:p>
          </table:table-cell>
          <table:table-cell office:value-type="float" office:value="4104">
            <text:p>4104</text:p>
          </table:table-cell>
          <table:table-cell office:value-type="float" office:value="1429.601">
            <text:p>1429,601</text:p>
          </table:table-cell>
          <table:table-cell office:value-type="float" office:value="2168">
            <text:p>2168</text:p>
          </table:table-cell>
          <table:table-cell office:value-type="float" office:value="1509.605">
            <text:p>1509,605</text:p>
          </table:table-cell>
          <table:table-cell office:value-type="float" office:value="1988">
            <text:p>1988</text:p>
          </table:table-cell>
          <table:table-cell table:formula="of:=[.F7]-[.D7]" office:value-type="float" office:value="80.0039999999999">
            <text:p>80,004</text:p>
          </table:table-cell>
          <table:table-cell table:formula="of:=[.H7]/2.355" office:value-type="float" office:value="33.971974522293">
            <text:p>33,9719745223</text:p>
          </table:table-cell>
          <table:table-cell table:formula="of:=SQRT([.I7]^2-([.$I$3])^2)" office:value-type="float" office:value="27.1796176221072">
            <text:p>27,1796176221</text:p>
          </table:table-cell>
          <table:table-cell table:formula="of:=[.C7]*[.I7]*SQRT(2*3.14)" office:value-type="float" office:value="349387.983070273">
            <text:p>349388</text:p>
          </table:table-cell>
          <table:table-cell table:formula="of:=SQRT([.C7])" office:value-type="float" office:value="64.0624695121879">
            <text:p>64,0624695122</text:p>
          </table:table-cell>
          <table:table-cell table:formula="of:=8/2.355" office:value-type="float" office:value="3.39702760084926">
            <text:p>3,3970276008</text:p>
          </table:table-cell>
          <table:table-cell table:formula="of:=[.K7]*SQRT(([.L7]/[.C7])^2+([.M7]/[.I7])^2)" office:value-type="float" office:value="35360.1780909277">
            <text:p>35360.1780909277</text:p>
          </table:table-cell>
          <table:table-cell table:formula="of:=[.M7]*1.414*[.I7]/[.J7]" office:value-type="float" office:value="6.00379606920544">
            <text:p>6,00379606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37.618">
            <text:p>1837,618</text:p>
          </table:table-cell>
          <table:table-cell office:value-type="float" office:value="1891">
            <text:p>1891</text:p>
          </table:table-cell>
          <table:table-cell office:value-type="float" office:value="1789.616">
            <text:p>1789,616</text:p>
          </table:table-cell>
          <table:table-cell office:value-type="float" office:value="974">
            <text:p>974</text:p>
          </table:table-cell>
          <table:table-cell office:value-type="float" office:value="1881.62">
            <text:p>1881,62</text:p>
          </table:table-cell>
          <table:table-cell office:value-type="float" office:value="872">
            <text:p>872</text:p>
          </table:table-cell>
          <table:table-cell table:formula="of:=[.F8]-[.D8]" office:value-type="float" office:value="92.0039999999999">
            <text:p>92,004</text:p>
          </table:table-cell>
          <table:table-cell table:formula="of:=[.H8]/2.355" office:value-type="float" office:value="39.0675159235668">
            <text:p>39,0675159236</text:p>
          </table:table-cell>
          <table:table-cell table:formula="of:=SQRT([.I8]^2-([.$I$3])^2)" office:value-type="float" office:value="33.3302769502263">
            <text:p>33,3302769502</text:p>
          </table:table-cell>
          <table:table-cell table:formula="of:=[.C8]*[.I8]*SQRT(2*3.14)" office:value-type="float" office:value="185134.41092506">
            <text:p>185134</text:p>
          </table:table-cell>
          <table:table-cell table:formula="of:=SQRT([.C8])" office:value-type="float" office:value="43.4856298103178">
            <text:p>43,4856298103</text:p>
          </table:table-cell>
          <table:table-cell table:formula="of:=8/2.355" office:value-type="float" office:value="3.39702760084926">
            <text:p>3,3970276008</text:p>
          </table:table-cell>
          <table:table-cell table:formula="of:=[.K8]*SQRT(([.L8]/[.C8])^2+([.M8]/[.I8])^2)" office:value-type="float" office:value="16651.396820028">
            <text:p>16651.396820028</text:p>
          </table:table-cell>
          <table:table-cell table:formula="of:=[.M8]*1.414*[.I8]/[.J8]" office:value-type="float" office:value="5.63021993916363">
            <text:p>5,63021993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7.633">
            <text:p>2197,633</text:p>
          </table:table-cell>
          <table:table-cell office:value-type="float" office:value="731">
            <text:p>731</text:p>
          </table:table-cell>
          <table:table-cell office:value-type="float" office:value="2145.631">
            <text:p>2145,631</text:p>
          </table:table-cell>
          <table:table-cell office:value-type="float" office:value="365">
            <text:p>365</text:p>
          </table:table-cell>
          <table:table-cell office:value-type="float" office:value="2249.635">
            <text:p>2249,635</text:p>
          </table:table-cell>
          <table:table-cell office:value-type="float" office:value="362">
            <text:p>362</text:p>
          </table:table-cell>
          <table:table-cell table:formula="of:=[.F9]-[.D9]" office:value-type="float" office:value="104.004">
            <text:p>104,004</text:p>
          </table:table-cell>
          <table:table-cell table:formula="of:=[.H9]/2.355" office:value-type="float" office:value="44.1630573248409">
            <text:p>44,1630573248</text:p>
          </table:table-cell>
          <table:table-cell table:formula="of:=SQRT([.I9]^2-([.$I$3])^2)" office:value-type="float" office:value="39.1792316593603">
            <text:p>39,1792316594</text:p>
          </table:table-cell>
          <table:table-cell table:formula="of:=[.C9]*[.I9]*SQRT(2*3.14)" office:value-type="float" office:value="80901.4545477559">
            <text:p>80901</text:p>
          </table:table-cell>
          <table:table-cell table:formula="of:=SQRT([.C9])" office:value-type="float" office:value="27.0370116691915">
            <text:p>27,0370116692</text:p>
          </table:table-cell>
          <table:table-cell table:formula="of:=8/2.355" office:value-type="float" office:value="3.39702760084926">
            <text:p>3,3970276008</text:p>
          </table:table-cell>
          <table:table-cell table:formula="of:=[.K9]*SQRT(([.L9]/[.C9])^2+([.M9]/[.I9])^2)" office:value-type="float" office:value="6904.97288034889">
            <text:p>6904.9728803489</text:p>
          </table:table-cell>
          <table:table-cell table:formula="of:=[.M9]*1.414*[.I9]/[.J9]" office:value-type="float" office:value="5.41441700869155">
            <text:p>5,41441700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5.649">
            <text:p>2565,649</text:p>
          </table:table-cell>
          <table:table-cell office:value-type="float" office:value="278">
            <text:p>278</text:p>
          </table:table-cell>
          <table:table-cell office:value-type="float" office:value="2509.646">
            <text:p>2509,646</text:p>
          </table:table-cell>
          <table:table-cell office:value-type="float" office:value="148">
            <text:p>148</text:p>
          </table:table-cell>
          <table:table-cell office:value-type="float" office:value="2617.651">
            <text:p>2617,651</text:p>
          </table:table-cell>
          <table:table-cell office:value-type="float" office:value="134">
            <text:p>134</text:p>
          </table:table-cell>
          <table:table-cell table:formula="of:=[.F10]-[.D10]" office:value-type="float" office:value="108.005">
            <text:p>108,005</text:p>
          </table:table-cell>
          <table:table-cell table:formula="of:=[.H10]/2.355" office:value-type="float" office:value="45.8619957537154">
            <text:p>45,8619957537</text:p>
          </table:table-cell>
          <table:table-cell table:formula="of:=SQRT([.I10]^2-([.$I$3])^2)" office:value-type="float" office:value="41.0847808276306">
            <text:p>41,0847808276</text:p>
          </table:table-cell>
          <table:table-cell table:formula="of:=[.C10]*[.I10]*SQRT(2*3.14)" office:value-type="float" office:value="31950.4932800336">
            <text:p>31950</text:p>
          </table:table-cell>
          <table:table-cell table:formula="of:=SQRT([.C10])" office:value-type="float" office:value="16.6733320005331">
            <text:p>16,6733320005</text:p>
          </table:table-cell>
          <table:table-cell table:formula="of:=8/2.355" office:value-type="float" office:value="3.39702760084926">
            <text:p>3,3970276008</text:p>
          </table:table-cell>
          <table:table-cell table:formula="of:=[.K10]*SQRT(([.L10]/[.C10])^2+([.M10]/[.I10])^2)" office:value-type="float" office:value="3045.13222811574">
            <text:p>3045.1322281157</text:p>
          </table:table-cell>
          <table:table-cell table:formula="of:=[.M10]*1.414*[.I10]/[.J10]" office:value-type="float" office:value="5.36192160808817">
            <text:p>5,3619216081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Led 33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>
            <text:p>picco</text:p>
          </table:table-cell>
          <table:table-cell office:value-type="string">
            <text:p>xmax</text:p>
          </table:table-cell>
          <table:table-cell office:value-type="string">
            <text:p>ymax</text:p>
          </table:table-cell>
          <table:table-cell office:value-type="string">
            <text:p>xsx</text:p>
          </table:table-cell>
          <table:table-cell office:value-type="string">
            <text:p>ysx</text:p>
          </table:table-cell>
          <table:table-cell office:value-type="string">
            <text:p>xdx</text:p>
          </table:table-cell>
          <table:table-cell office:value-type="string">
            <text:p>ydx</text:p>
          </table:table-cell>
          <table:table-cell office:value-type="string">
            <text:p>FWHM</text:p>
          </table:table-cell>
          <table:table-cell office:value-type="string">
            <text:p>sigma</text:p>
          </table:table-cell>
          <table:table-cell office:value-type="string">
            <text:p>sigma corretto</text:p>
          </table:table-cell>
          <table:table-cell table:style-name="Default" office:value-type="string">
            <text:p>Integral</text:p>
          </table:table-cell>
          <table:table-cell office:value-type="string">
            <text:p>symax</text:p>
          </table:table-cell>
          <table:table-cell office:value-type="string">
            <text:p>ssigma</text:p>
          </table:table-cell>
          <table:table-cell table:style-name="Default" office:value-type="string">
            <text:p>sIntegral</text:p>
          </table:table-cell>
          <table:table-cell office:value-type="string">
            <text:p>ssigmco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42">
            <text:p>1,542</text:p>
          </table:table-cell>
          <table:table-cell office:value-type="float" office:value="17">
            <text:p>17</text:p>
          </table:table-cell>
          <table:table-cell office:value-type="float" office:value="-6.459">
            <text:p>-6,459</text:p>
          </table:table-cell>
          <table:table-cell office:value-type="float" office:value="9">
            <text:p>9</text:p>
          </table:table-cell>
          <table:table-cell office:value-type="float" office:value="17.542">
            <text:p>17,542</text:p>
          </table:table-cell>
          <table:table-cell office:value-type="float" office:value="7">
            <text:p>7</text:p>
          </table:table-cell>
          <table:table-cell table:formula="of:=[.F14]-[.D14]" office:value-type="float" office:value="24.001">
            <text:p>24,001</text:p>
          </table:table-cell>
          <table:table-cell table:formula="of:=[.H14]/2.355" office:value-type="float" office:value="10.1915074309979">
            <text:p>10,191507431</text:p>
          </table:table-cell>
          <table:table-cell table:formula="of:=SQRT([.I14]^2-([.$I$14])^2)" office:value-type="float" office:value="0">
            <text:p>0</text:p>
          </table:table-cell>
          <table:table-cell table:formula="of:=[.C14]*[.I14]*SQRT(2*3.14)" office:value-type="float" office:value="434.177355119768">
            <text:p>434</text:p>
          </table:table-cell>
          <table:table-cell table:formula="of:=SQRT([.C14])" office:value-type="float" office:value="4.12310562561766">
            <text:p>4,1231056256</text:p>
          </table:table-cell>
          <table:table-cell table:formula="of:=8/2.355" office:value-type="float" office:value="3.39702760084926">
            <text:p>3,3970276008</text:p>
          </table:table-cell>
          <table:table-cell table:formula="of:=[.K14]*SQRT(([.L14]/[.C14])^2+([.M14]/[.I14])^2)" office:value-type="float" office:value="178.976617471944">
            <text:p>178.9766174719</text:p>
          </table:table-cell>
          <table:table-cell table:formula="of:=[.M14]*1.414*[.I14]/[.J14]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1.557">
            <text:p>361,557</text:p>
          </table:table-cell>
          <table:table-cell office:value-type="float" office:value="102">
            <text:p>102</text:p>
          </table:table-cell>
          <table:table-cell office:value-type="float" office:value="345.556">
            <text:p>345,556</text:p>
          </table:table-cell>
          <table:table-cell office:value-type="float" office:value="51">
            <text:p>51</text:p>
          </table:table-cell>
          <table:table-cell office:value-type="float" office:value="397.558">
            <text:p>397,558</text:p>
          </table:table-cell>
          <table:table-cell office:value-type="float" office:value="51">
            <text:p>51</text:p>
          </table:table-cell>
          <table:table-cell table:formula="of:=[.F15]-[.D15]" office:value-type="float" office:value="52.002">
            <text:p>52,002</text:p>
          </table:table-cell>
          <table:table-cell table:formula="of:=[.H15]/2.355" office:value-type="float" office:value="22.0815286624204">
            <text:p>22,0815286624</text:p>
          </table:table-cell>
          <table:table-cell table:formula="of:=SQRT([.I15]^2-([.$I$14])^2)" office:value-type="float" office:value="19.5889531203995">
            <text:p>19,5889531204</text:p>
          </table:table-cell>
          <table:table-cell table:formula="of:=[.C15]*[.I15]*SQRT(2*3.14)" office:value-type="float" office:value="5644.2875265876">
            <text:p>5644</text:p>
          </table:table-cell>
          <table:table-cell table:formula="of:=SQRT([.C15])" office:value-type="float" office:value="10.0995049383621">
            <text:p>10,0995049384</text:p>
          </table:table-cell>
          <table:table-cell table:formula="of:=8/2.355" office:value-type="float" office:value="3.39702760084926">
            <text:p>3,3970276008</text:p>
          </table:table-cell>
          <table:table-cell table:formula="of:=[.K15]*SQRT(([.L15]/[.C15])^2+([.M15]/[.I15])^2)" office:value-type="float" office:value="1032.62298241738">
            <text:p>1032.6229824174</text:p>
          </table:table-cell>
          <table:table-cell table:formula="of:=[.M15]*1.414*[.I15]/[.J15]" office:value-type="float" office:value="5.41460018256402">
            <text:p>5,41460018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25.572">
            <text:p>725,572</text:p>
          </table:table-cell>
          <table:table-cell office:value-type="float" office:value="330">
            <text:p>330</text:p>
          </table:table-cell>
          <table:table-cell office:value-type="float" office:value="701.571">
            <text:p>701,571</text:p>
          </table:table-cell>
          <table:table-cell office:value-type="float" office:value="153">
            <text:p>153</text:p>
          </table:table-cell>
          <table:table-cell office:value-type="float" office:value="765.574">
            <text:p>765,574</text:p>
          </table:table-cell>
          <table:table-cell office:value-type="float" office:value="169">
            <text:p>169</text:p>
          </table:table-cell>
          <table:table-cell table:formula="of:=[.F16]-[.D16]" office:value-type="float" office:value="64.0029999999999">
            <text:p>64,003</text:p>
          </table:table-cell>
          <table:table-cell table:formula="of:=[.H16]/2.355" office:value-type="float" office:value="27.1774946921443">
            <text:p>27,1774946921</text:p>
          </table:table-cell>
          <table:table-cell table:formula="of:=SQRT([.I16]^2-([.$I$14])^2)" office:value-type="float" office:value="25.1942333486345">
            <text:p>25,1942333486</text:p>
          </table:table-cell>
          <table:table-cell table:formula="of:=[.C16]*[.I16]*SQRT(2*3.14)" office:value-type="float" office:value="22475.1801412957">
            <text:p>22475</text:p>
          </table:table-cell>
          <table:table-cell table:formula="of:=SQRT([.C16])" office:value-type="float" office:value="18.165902124585">
            <text:p>18,1659021246</text:p>
          </table:table-cell>
          <table:table-cell table:formula="of:=8/2.355" office:value-type="float" office:value="3.39702760084926">
            <text:p>3,3970276008</text:p>
          </table:table-cell>
          <table:table-cell table:formula="of:=[.K16]*SQRT(([.L16]/[.C16])^2+([.M16]/[.I16])^2)" office:value-type="float" office:value="3069.6388666976">
            <text:p>3069.6388666976</text:p>
          </table:table-cell>
          <table:table-cell table:formula="of:=[.M16]*1.414*[.I16]/[.J16]" office:value-type="float" office:value="5.18151496874022">
            <text:p>5,18151496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5.588">
            <text:p>1105,588</text:p>
          </table:table-cell>
          <table:table-cell office:value-type="float" office:value="735">
            <text:p>735</text:p>
          </table:table-cell>
          <table:table-cell office:value-type="float" office:value="1065.586">
            <text:p>1065,586</text:p>
          </table:table-cell>
          <table:table-cell office:value-type="float" office:value="395">
            <text:p>395</text:p>
          </table:table-cell>
          <table:table-cell office:value-type="float" office:value="1137.589">
            <text:p>1137,589</text:p>
          </table:table-cell>
          <table:table-cell office:value-type="float" office:value="381">
            <text:p>381</text:p>
          </table:table-cell>
          <table:table-cell table:formula="of:=[.F17]-[.D17]" office:value-type="float" office:value="72.0029999999999">
            <text:p>72,003</text:p>
          </table:table-cell>
          <table:table-cell table:formula="of:=[.H17]/2.355" office:value-type="float" office:value="30.5745222929936">
            <text:p>30,574522293</text:p>
          </table:table-cell>
          <table:table-cell table:formula="of:=SQRT([.I17]^2-([.$I$14])^2)" office:value-type="float" office:value="28.8259360598867">
            <text:p>28,8259360599</text:p>
          </table:table-cell>
          <table:table-cell table:formula="of:=[.C17]*[.I17]*SQRT(2*3.14)" office:value-type="float" office:value="56315.3569434757">
            <text:p>56315</text:p>
          </table:table-cell>
          <table:table-cell table:formula="of:=SQRT([.C17])" office:value-type="float" office:value="27.1108834234519">
            <text:p>27,1108834235</text:p>
          </table:table-cell>
          <table:table-cell table:formula="of:=8/2.355" office:value-type="float" office:value="3.39702760084926">
            <text:p>3,3970276008</text:p>
          </table:table-cell>
          <table:table-cell table:formula="of:=[.K17]*SQRT(([.L17]/[.C17])^2+([.M17]/[.I17])^2)" office:value-type="float" office:value="6592.79303925475">
            <text:p>6592.7930392548</text:p>
          </table:table-cell>
          <table:table-cell table:formula="of:=[.M17]*1.414*[.I17]/[.J17]" office:value-type="float" office:value="5.0947719164218">
            <text:p>5,09477191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69.603">
            <text:p>1469,603</text:p>
          </table:table-cell>
          <table:table-cell office:value-type="float" office:value="1349">
            <text:p>1349</text:p>
          </table:table-cell>
          <table:table-cell office:value-type="float" office:value="1425.601">
            <text:p>1425,601</text:p>
          </table:table-cell>
          <table:table-cell office:value-type="float" office:value="616">
            <text:p>616</text:p>
          </table:table-cell>
          <table:table-cell office:value-type="float" office:value="1505.604">
            <text:p>1505,604</text:p>
          </table:table-cell>
          <table:table-cell office:value-type="float" office:value="697">
            <text:p>697</text:p>
          </table:table-cell>
          <table:table-cell table:formula="of:=[.F18]-[.D18]" office:value-type="float" office:value="80.0029999999999">
            <text:p>80,003</text:p>
          </table:table-cell>
          <table:table-cell table:formula="of:=[.H18]/2.355" office:value-type="float" office:value="33.9715498938429">
            <text:p>33,9715498938</text:p>
          </table:table-cell>
          <table:table-cell table:formula="of:=SQRT([.I18]^2-([.$I$14])^2)" office:value-type="float" office:value="32.4067798226508">
            <text:p>32,4067798227</text:p>
          </table:table-cell>
          <table:table-cell table:formula="of:=[.C18]*[.I18]*SQRT(2*3.14)" office:value-type="float" office:value="114843.68857249">
            <text:p>114844</text:p>
          </table:table-cell>
          <table:table-cell table:formula="of:=SQRT([.C18])" office:value-type="float" office:value="36.7287353444139">
            <text:p>36,7287353444</text:p>
          </table:table-cell>
          <table:table-cell table:formula="of:=8/2.355" office:value-type="float" office:value="3.39702760084926">
            <text:p>3,3970276008</text:p>
          </table:table-cell>
          <table:table-cell table:formula="of:=[.K18]*SQRT(([.L18]/[.C18])^2+([.M18]/[.I18])^2)" office:value-type="float" office:value="11902.0066597002">
            <text:p>11902.0066597002</text:p>
          </table:table-cell>
          <table:table-cell table:formula="of:=[.M18]*1.414*[.I18]/[.J18]" office:value-type="float" office:value="5.03533034371481">
            <text:p>5,03533034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37.618">
            <text:p>1837,618</text:p>
          </table:table-cell>
          <table:table-cell office:value-type="float" office:value="1988">
            <text:p>1988</text:p>
          </table:table-cell>
          <table:table-cell office:value-type="float" office:value="1785.616">
            <text:p>1785,616</text:p>
          </table:table-cell>
          <table:table-cell office:value-type="float" office:value="952">
            <text:p>952</text:p>
          </table:table-cell>
          <table:table-cell office:value-type="float" office:value="1877.62">
            <text:p>1877,62</text:p>
          </table:table-cell>
          <table:table-cell office:value-type="float" office:value="964">
            <text:p>964</text:p>
          </table:table-cell>
          <table:table-cell table:formula="of:=[.F19]-[.D19]" office:value-type="float" office:value="92.0039999999999">
            <text:p>92,004</text:p>
          </table:table-cell>
          <table:table-cell table:formula="of:=[.H19]/2.355" office:value-type="float" office:value="39.0675159235668">
            <text:p>39,0675159236</text:p>
          </table:table-cell>
          <table:table-cell table:formula="of:=SQRT([.I19]^2-([.$I$14])^2)" office:value-type="float" office:value="37.7147713332862">
            <text:p>37,7147713333</text:p>
          </table:table-cell>
          <table:table-cell table:formula="of:=[.C19]*[.I19]*SQRT(2*3.14)" office:value-type="float" office:value="194630.993611327">
            <text:p>194631</text:p>
          </table:table-cell>
          <table:table-cell table:formula="of:=SQRT([.C19])" office:value-type="float" office:value="44.5869936192159">
            <text:p>44,5869936192</text:p>
          </table:table-cell>
          <table:table-cell table:formula="of:=8/2.355" office:value-type="float" office:value="3.39702760084926">
            <text:p>3,3970276008</text:p>
          </table:table-cell>
          <table:table-cell table:formula="of:=[.K19]*SQRT(([.L19]/[.C19])^2+([.M19]/[.I19])^2)" office:value-type="float" office:value="17477.6002213492">
            <text:p>17477.6002213492</text:p>
          </table:table-cell>
          <table:table-cell table:formula="of:=[.M19]*1.414*[.I19]/[.J19]" office:value-type="float" office:value="4.97568414785505">
            <text:p>4,97568414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3.633">
            <text:p>2193,633</text:p>
          </table:table-cell>
          <table:table-cell office:value-type="float" office:value="2473">
            <text:p>2473</text:p>
          </table:table-cell>
          <table:table-cell office:value-type="float" office:value="2149.631">
            <text:p>2149,631</text:p>
          </table:table-cell>
          <table:table-cell office:value-type="float" office:value="1345">
            <text:p>1345</text:p>
          </table:table-cell>
          <table:table-cell office:value-type="float" office:value="2245.635">
            <text:p>2245,635</text:p>
          </table:table-cell>
          <table:table-cell office:value-type="float" office:value="1194">
            <text:p>1194</text:p>
          </table:table-cell>
          <table:table-cell table:formula="of:=[.F20]-[.D20]" office:value-type="float" office:value="96.0040000000004">
            <text:p>96,004</text:p>
          </table:table-cell>
          <table:table-cell table:formula="of:=[.H20]/2.355" office:value-type="float" office:value="40.7660297239917">
            <text:p>40,766029724</text:p>
          </table:table-cell>
          <table:table-cell table:formula="of:=SQRT([.I20]^2-([.$I$14])^2)" office:value-type="float" office:value="39.4715385530041">
            <text:p>39,471538553</text:p>
          </table:table-cell>
          <table:table-cell table:formula="of:=[.C20]*[.I20]*SQRT(2*3.14)" office:value-type="float" office:value="252640.140990868">
            <text:p>252640</text:p>
          </table:table-cell>
          <table:table-cell table:formula="of:=SQRT([.C20])" office:value-type="float" office:value="49.7292670366254">
            <text:p>49,7292670366</text:p>
          </table:table-cell>
          <table:table-cell table:formula="of:=8/2.355" office:value-type="float" office:value="3.39702760084926">
            <text:p>3,3970276008</text:p>
          </table:table-cell>
          <table:table-cell table:formula="of:=[.K20]*SQRT(([.L20]/[.C20])^2+([.M20]/[.I20])^2)" office:value-type="float" office:value="21656.7764015973">
            <text:p>21656.7764015973</text:p>
          </table:table-cell>
          <table:table-cell table:formula="of:=[.M20]*1.414*[.I20]/[.J20]" office:value-type="float" office:value="4.96092711816541">
            <text:p>4,96092711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1.648">
            <text:p>2561,648</text:p>
          </table:table-cell>
          <table:table-cell office:value-type="float" office:value="2768">
            <text:p>2768</text:p>
          </table:table-cell>
          <table:table-cell office:value-type="float" office:value="2505.646">
            <text:p>2505,646</text:p>
          </table:table-cell>
          <table:table-cell office:value-type="float" office:value="1358">
            <text:p>1358</text:p>
          </table:table-cell>
          <table:table-cell office:value-type="float" office:value="2617.651">
            <text:p>2617,651</text:p>
          </table:table-cell>
          <table:table-cell office:value-type="float" office:value="1304">
            <text:p>1304</text:p>
          </table:table-cell>
          <table:table-cell table:formula="of:=[.F21]-[.D21]" office:value-type="float" office:value="112.005">
            <text:p>112,005</text:p>
          </table:table-cell>
          <table:table-cell table:formula="of:=[.H21]/2.355" office:value-type="float" office:value="47.56050955414">
            <text:p>47,5605095541</text:p>
          </table:table-cell>
          <table:table-cell table:formula="of:=SQRT([.I21]^2-([.$I$14])^2)" office:value-type="float" office:value="46.4557342567455">
            <text:p>46,4557342567</text:p>
          </table:table-cell>
          <table:table-cell table:formula="of:=[.C21]*[.I21]*SQRT(2*3.14)" office:value-type="float" office:value="329907.665463459">
            <text:p>329908</text:p>
          </table:table-cell>
          <table:table-cell table:formula="of:=SQRT([.C21])" office:value-type="float" office:value="52.6117857518636">
            <text:p>52,6117857519</text:p>
          </table:table-cell>
          <table:table-cell table:formula="of:=8/2.355" office:value-type="float" office:value="3.39702760084926">
            <text:p>3,3970276008</text:p>
          </table:table-cell>
          <table:table-cell table:formula="of:=[.K21]*SQRT(([.L21]/[.C21])^2+([.M21]/[.I21])^2)" office:value-type="float" office:value="24383.852469708">
            <text:p>24383.852469708</text:p>
          </table:table-cell>
          <table:table-cell table:formula="of:=[.M21]*1.414*[.I21]/[.J21]" office:value-type="float" office:value="4.91762779942212">
            <text:p>4,91762779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17.663">
            <text:p>2917,663</text:p>
          </table:table-cell>
          <table:table-cell office:value-type="float" office:value="2656">
            <text:p>2656</text:p>
          </table:table-cell>
          <table:table-cell office:value-type="float" office:value="2861.661">
            <text:p>2861,661</text:p>
          </table:table-cell>
          <table:table-cell office:value-type="float" office:value="1364">
            <text:p>1364</text:p>
          </table:table-cell>
          <table:table-cell office:value-type="float" office:value="2989.666">
            <text:p>2989,666</text:p>
          </table:table-cell>
          <table:table-cell office:value-type="float" office:value="1327">
            <text:p>1327</text:p>
          </table:table-cell>
          <table:table-cell table:formula="of:=[.F22]-[.D22]" office:value-type="float" office:value="128.005">
            <text:p>128,005</text:p>
          </table:table-cell>
          <table:table-cell table:formula="of:=[.H22]/2.355" office:value-type="float" office:value="54.3545647558387">
            <text:p>54,3545647558</text:p>
          </table:table-cell>
          <table:table-cell table:formula="of:=SQRT([.I22]^2-([.$I$14])^2)" office:value-type="float" office:value="53.3905598966763">
            <text:p>53,3905598967</text:p>
          </table:table-cell>
          <table:table-cell table:formula="of:=[.C22]*[.I22]*SQRT(2*3.14)" office:value-type="float" office:value="361779.467376686">
            <text:p>361779</text:p>
          </table:table-cell>
          <table:table-cell table:formula="of:=SQRT([.C22])" office:value-type="float" office:value="51.5363949069005">
            <text:p>51,5363949069</text:p>
          </table:table-cell>
          <table:table-cell table:formula="of:=8/2.355" office:value-type="float" office:value="3.39702760084926">
            <text:p>3,3970276008</text:p>
          </table:table-cell>
          <table:table-cell table:formula="of:=[.K22]*SQRT(([.L22]/[.C22])^2+([.M22]/[.I22])^2)" office:value-type="float" office:value="23675.006640244">
            <text:p>23675.006640244</text:p>
          </table:table-cell>
          <table:table-cell table:formula="of:=[.M22]*1.414*[.I22]/[.J22]" office:value-type="float" office:value="4.89012580669691">
            <text:p>4,89012580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93.679">
            <text:p>3293,679</text:p>
          </table:table-cell>
          <table:table-cell office:value-type="float" office:value="2435">
            <text:p>2435</text:p>
          </table:table-cell>
          <table:table-cell office:value-type="float" office:value="3217.676">
            <text:p>3217,676</text:p>
          </table:table-cell>
          <table:table-cell office:value-type="float" office:value="1199">
            <text:p>1199</text:p>
          </table:table-cell>
          <table:table-cell office:value-type="float" office:value="3357.682">
            <text:p>3357,682</text:p>
          </table:table-cell>
          <table:table-cell office:value-type="float" office:value="1237">
            <text:p>1237</text:p>
          </table:table-cell>
          <table:table-cell table:formula="of:=[.F23]-[.D23]" office:value-type="float" office:value="140.006">
            <text:p>140,006</text:p>
          </table:table-cell>
          <table:table-cell table:formula="of:=[.H23]/2.355" office:value-type="float" office:value="59.4505307855626">
            <text:p>59,4505307856</text:p>
          </table:table-cell>
          <table:table-cell table:formula="of:=SQRT([.I23]^2-([.$I$14])^2)" office:value-type="float" office:value="58.5704600201248">
            <text:p>58,5704600201</text:p>
          </table:table-cell>
          <table:table-cell table:formula="of:=[.C23]*[.I23]*SQRT(2*3.14)" office:value-type="float" office:value="362772.638619192">
            <text:p>362773</text:p>
          </table:table-cell>
          <table:table-cell table:formula="of:=SQRT([.C23])" office:value-type="float" office:value="49.3457191659013">
            <text:p>49,3457191659</text:p>
          </table:table-cell>
          <table:table-cell table:formula="of:=8/2.355" office:value-type="float" office:value="3.39702760084926">
            <text:p>3,3970276008</text:p>
          </table:table-cell>
          <table:table-cell table:formula="of:=[.K23]*SQRT(([.L23]/[.C23])^2+([.M23]/[.I23])^2)" office:value-type="float" office:value="21994.0284216855">
            <text:p>21994.0284216855</text:p>
          </table:table-cell>
          <table:table-cell table:formula="of:=[.M23]*1.414*[.I23]/[.J23]" office:value-type="float" office:value="4.87557213596315">
            <text:p>4,87557213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53.694">
            <text:p>3653,694</text:p>
          </table:table-cell>
          <table:table-cell office:value-type="float" office:value="1944">
            <text:p>1944</text:p>
          </table:table-cell>
          <table:table-cell office:value-type="float" office:value="3569.69">
            <text:p>3569,69</text:p>
          </table:table-cell>
          <table:table-cell office:value-type="float" office:value="1003">
            <text:p>1003</text:p>
          </table:table-cell>
          <table:table-cell office:value-type="float" office:value="3729.697">
            <text:p>3729,697</text:p>
          </table:table-cell>
          <table:table-cell office:value-type="float" office:value="979">
            <text:p>979</text:p>
          </table:table-cell>
          <table:table-cell table:formula="of:=[.F24]-[.D24]" office:value-type="float" office:value="160.007">
            <text:p>160,007</text:p>
          </table:table-cell>
          <table:table-cell table:formula="of:=[.H24]/2.355" office:value-type="float" office:value="67.9435244161359">
            <text:p>67,9435244161</text:p>
          </table:table-cell>
          <table:table-cell table:formula="of:=SQRT([.I24]^2-([.$I$14])^2)" office:value-type="float" office:value="67.1748143754039">
            <text:p>67,1748143754</text:p>
          </table:table-cell>
          <table:table-cell table:formula="of:=[.C24]*[.I24]*SQRT(2*3.14)" office:value-type="float" office:value="330997.073214844">
            <text:p>330997</text:p>
          </table:table-cell>
          <table:table-cell table:formula="of:=SQRT([.C24])" office:value-type="float" office:value="44.0908153700972">
            <text:p>44,0908153701</text:p>
          </table:table-cell>
          <table:table-cell table:formula="of:=8/2.355" office:value-type="float" office:value="3.39702760084926">
            <text:p>3,3970276008</text:p>
          </table:table-cell>
          <table:table-cell table:formula="of:=[.K24]*SQRT(([.L24]/[.C24])^2+([.M24]/[.I24])^2)" office:value-type="float" office:value="18172.2655204594">
            <text:p>18172.2655204594</text:p>
          </table:table-cell>
          <table:table-cell table:formula="of:=[.M24]*1.414*[.I24]/[.J24]" office:value-type="float" office:value="4.85836434770544">
            <text:p>4,85836434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05.709">
            <text:p>4005,709</text:p>
          </table:table-cell>
          <table:table-cell office:value-type="float" office:value="1484">
            <text:p>1484</text:p>
          </table:table-cell>
          <table:table-cell office:value-type="float" office:value="3913.705">
            <text:p>3913,705</text:p>
          </table:table-cell>
          <table:table-cell office:value-type="float" office:value="749">
            <text:p>749</text:p>
          </table:table-cell>
          <table:table-cell office:value-type="float" office:value="4097.712">
            <text:p>4097,712</text:p>
          </table:table-cell>
          <table:table-cell office:value-type="float" office:value="726">
            <text:p>726</text:p>
          </table:table-cell>
          <table:table-cell table:formula="of:=[.F25]-[.D25]" office:value-type="float" office:value="184.007000000001">
            <text:p>184,007</text:p>
          </table:table-cell>
          <table:table-cell table:formula="of:=[.H25]/2.355" office:value-type="float" office:value="78.1346072186839">
            <text:p>78,1346072187</text:p>
          </table:table-cell>
          <table:table-cell table:formula="of:=SQRT([.I25]^2-([.$I$14])^2)" office:value-type="float" office:value="77.4670899253478">
            <text:p>77,4670899253</text:p>
          </table:table-cell>
          <table:table-cell table:formula="of:=[.C25]*[.I25]*SQRT(2*3.14)" office:value-type="float" office:value="290574.270468997">
            <text:p>290574</text:p>
          </table:table-cell>
          <table:table-cell table:formula="of:=SQRT([.C25])" office:value-type="float" office:value="38.5227205685164">
            <text:p>38,5227205685</text:p>
          </table:table-cell>
          <table:table-cell table:formula="of:=8/2.355" office:value-type="float" office:value="3.39702760084926">
            <text:p>3,3970276008</text:p>
          </table:table-cell>
          <table:table-cell table:formula="of:=[.K25]*SQRT(([.L25]/[.C25])^2+([.M25]/[.I25])^2)" office:value-type="float" office:value="14713.7061091661">
            <text:p>14713.7061091661</text:p>
          </table:table-cell>
          <table:table-cell table:formula="of:=[.M25]*1.414*[.I25]/[.J25]" office:value-type="float" office:value="4.84478686921969">
            <text:p>4,8447868692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25/02/2019</text:date>, <text:time>11.28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Pani</meta:initial-creator>
    <meta:creation-date>2019-02-24T21:20:51.43</meta:creation-date>
    <dc:date>2019-02-25T11:28:18.72</dc:date>
    <dc:creator>Daniele Pani</dc:creator>
    <meta:editing-duration>PT4H29M5S</meta:editing-duration>
    <meta:editing-cycles>6</meta:editing-cycles>
    <meta:generator>OpenOffice/4.1.4$Win32 OpenOffice.org_project/414m5$Build-9788</meta:generator>
    <meta:document-statistic meta:table-count="3" meta:cell-count="332" meta:object-count="0"/>
  </office:meta>
</office:document-meta>
</file>